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3333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64NoConflict" table:style-name="ta1">
        <table:shapes>
          <draw:frame draw:z-index="0" draw:style-name="gr1" draw:text-style-name="P1" svg:width="31.04cm" svg:height="8.999cm" svg:x="15.524cm" svg:y="0.87cm">
            <draw:object draw:notify-on-update-of-ranges="p64NoConflict.A1:p64NoConflict.A1 p64NoConflict.A2:p64NoConflict.A129 p64NoConflict.F1:p64NoConflict.F1 p64NoConflict.F2:p64NoConflict.F1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1" office:value-type="string" calcext:value-type="string">
            <text:p>AverageTime (No Conflicts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02" calcext:value-type="float">
            <text:p>402</text:p>
          </table:table-cell>
          <table:table-cell table:formula="of:=AVERAGE([.B2:.E2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3:.E3])" office:value-type="float" office:value="399.75" calcext:value-type="float">
            <text:p>399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4:.E4])" office:value-type="float" office:value="399.25" calcext:value-type="float">
            <text:p>399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5:.E5])" office:value-type="float" office:value="400.25" calcext:value-type="float">
            <text:p>400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6:.E6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table:formula="of:=AVERAGE([.B7:.E7])" office:value-type="float" office:value="400.25" calcext:value-type="float">
            <text:p>400.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8:.E8])" office:value-type="float" office:value="399.75" calcext:value-type="float">
            <text:p>399.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8" calcext:value-type="float">
            <text:p>398</text:p>
          </table:table-cell>
          <table:table-cell table:formula="of:=AVERAGE([.B9:.E9])" office:value-type="float" office:value="399.25" calcext:value-type="float">
            <text:p>399.2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AVERAGE([.B10:.E10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formula="of:=AVERAGE([.B11:.E11])" office:value-type="float" office:value="399.25" calcext:value-type="float">
            <text:p>399.2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formula="of:=AVERAGE([.B12:.E12])" office:value-type="float" office:value="399.25" calcext:value-type="float">
            <text:p>399.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3:.E13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4:.E14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15:.E15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6:.E16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7:.E17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8:.E18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19:.E19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0:.E20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formula="of:=AVERAGE([.B21:.E21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2:.E22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AVERAGE([.B23:.E23])" office:value-type="float" office:value="397.75" calcext:value-type="float">
            <text:p>397.7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4:.E24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formula="of:=AVERAGE([.B25:.E25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6:.E26])" office:value-type="float" office:value="398.25" calcext:value-type="float">
            <text:p>398.25</text:p>
          </table:table-cell>
          <table:table-cell table:number-columns-repeated="2"/>
          <table:table-cell table:style-name="ce3" office:value-type="string" calcext:value-type="string">
            <text:p>Why iterations are o sler between iterations 30 and 105?r?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27:.E27])" office:value-type="float" office:value="398.5" calcext:value-type="float">
            <text:p>398.5</text:p>
          </table:table-cell>
          <table:table-cell table:number-columns-repeated="2"/>
          <table:table-cell office:value-type="string" calcext:value-type="string">
            <text:p>In this range places start to die, and this triggers migration of partitions. </text:p>
            <text:p>Each place that needs a partition from a dead partition will contact the leader to get an updated partition table. The place will block any new transactions until it receives an updated partition table from the leader place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8:.E28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29:.E29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formula="of:=AVERAGE([.B30:.E30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01" calcext:value-type="float">
            <text:p>401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8" calcext:value-type="float">
            <text:p>398</text:p>
          </table:table-cell>
          <table:table-cell table:style-name="ce2" table:formula="of:=AVERAGE([.B31:.E31])" office:value-type="float" office:value="398.5" calcext:value-type="float">
            <text:p>398.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formula="of:=AVERAGE([.B32:.E32])"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table:formula="of:=AVERAGE([.B33:.E33])" office:value-type="float" office:value="399.75" calcext:value-type="float">
            <text:p>399.7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AVERAGE([.B34:.E34])" office:value-type="float" office:value="398.75" calcext:value-type="float">
            <text:p>398.7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table:formula="of:=AVERAGE([.B35:.E35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04" calcext:value-type="float">
            <text:p>404</text:p>
          </table:table-cell>
          <table:table-cell table:style-name="ce2" table:formula="of:=AVERAGE([.B36:.E36])" office:value-type="float" office:value="401.75" calcext:value-type="float">
            <text:p>401.7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table:formula="of:=AVERAGE([.B37:.E37])"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formula="of:=AVERAGE([.B38:.E38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table:formula="of:=AVERAGE([.B39:.E39])" office:value-type="float" office:value="402.75" calcext:value-type="float">
            <text:p>402.7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table:formula="of:=AVERAGE([.B40:.E40])" office:value-type="float" office:value="402.75" calcext:value-type="float">
            <text:p>402.75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2" table:formula="of:=AVERAGE([.B41:.E41])" office:value-type="float" office:value="406.25" calcext:value-type="float">
            <text:p>406.2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table:formula="of:=AVERAGE([.B42:.E42])"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AVERAGE([.B43:.E43])" office:value-type="float" office:value="404.25" calcext:value-type="float">
            <text:p>404.2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formula="of:=AVERAGE([.B44:.E44])" office:value-type="float" office:value="403.5" calcext:value-type="float">
            <text:p>403.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table:formula="of:=AVERAGE([.B45:.E45])" office:value-type="float" office:value="400.5" calcext:value-type="float">
            <text:p>400.5</text:p>
          </table:table-cell>
          <table:table-cell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2" calcext:value-type="float">
            <text:p>402</text:p>
          </table:table-cell>
          <table:table-cell table:style-name="ce2" table:formula="of:=AVERAGE([.B46:.E46])" office:value-type="float" office:value="404.5" calcext:value-type="float">
            <text:p>404.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" calcext:value-type="float">
            <text:p>412</text:p>
          </table:table-cell>
          <table:table-cell office:value-type="float" office:value="432" calcext:value-type="float">
            <text:p>432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formula="of:=AVERAGE([.B47:.E47])" office:value-type="float" office:value="411.25" calcext:value-type="float">
            <text:p>411.2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07" calcext:value-type="float">
            <text:p>407</text:p>
          </table:table-cell>
          <table:table-cell table:formula="of:=AVERAGE([.B48:.E48])" office:value-type="float" office:value="412.75" calcext:value-type="float">
            <text:p>412.7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table:formula="of:=AVERAGE([.B49:.E49])" office:value-type="float" office:value="402.75" calcext:value-type="float">
            <text:p>402.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table:formula="of:=AVERAGE([.B50:.E50])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table:formula="of:=AVERAGE([.B51:.E51])" office:value-type="float" office:value="407.25" calcext:value-type="float">
            <text:p>407.2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table:formula="of:=AVERAGE([.B52:.E52])" office:value-type="float" office:value="421.25" calcext:value-type="float">
            <text:p>421.2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table:formula="of:=AVERAGE([.B53:.E53])" office:value-type="float" office:value="407.25" calcext:value-type="float">
            <text:p>407.2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54:.E54])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55:.E55])" office:value-type="float" office:value="402.5" calcext:value-type="float">
            <text:p>402.5</text:p>
          </table:table-cell>
          <table:table-cell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7" calcext:value-type="float">
            <text:p>407</text:p>
          </table:table-cell>
          <table:table-cell table:style-name="ce2" table:formula="of:=AVERAGE([.B56:.E56])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table:formula="of:=AVERAGE([.B57:.E57])" office:value-type="float" office:value="407.75" calcext:value-type="float">
            <text:p>407.7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table:formula="of:=AVERAGE([.B58:.E58])" office:value-type="float" office:value="410.75" calcext:value-type="float">
            <text:p>410.7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table:formula="of:=AVERAGE([.B59:.E59])" office:value-type="float" office:value="406.5" calcext:value-type="float">
            <text:p>406.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formula="of:=AVERAGE([.B60:.E60])" office:value-type="float" office:value="404.5" calcext:value-type="float">
            <text:p>404.5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404" calcext:value-type="float">
            <text:p>40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02" calcext:value-type="float">
            <text:p>402</text:p>
          </table:table-cell>
          <table:table-cell table:style-name="ce2" table:formula="of:=AVERAGE([.B61:.E61])" office:value-type="float" office:value="401.25" calcext:value-type="float">
            <text:p>401.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2" calcext:value-type="float">
            <text:p>452</text:p>
          </table:table-cell>
          <table:table-cell office:value-type="float" office:value="422" calcext:value-type="float">
            <text:p>422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table:formula="of:=AVERAGE([.B62:.E62])" office:value-type="float" office:value="418.75" calcext:value-type="float">
            <text:p>418.7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table:formula="of:=AVERAGE([.B63:.E63])" office:value-type="float" office:value="403.5" calcext:value-type="float">
            <text:p>403.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formula="of:=AVERAGE([.B64:.E64])" office:value-type="float" office:value="408.25" calcext:value-type="float">
            <text:p>408.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table:formula="of:=AVERAGE([.B65:.E65])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04" calcext:value-type="float">
            <text:p>404</text:p>
          </table:table-cell>
          <table:table-cell table:style-name="ce2" table:formula="of:=AVERAGE([.B66:.E66])" office:value-type="float" office:value="406.5" calcext:value-type="float">
            <text:p>406.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formula="of:=AVERAGE([.B67:.E67])" office:value-type="float" office:value="409.25" calcext:value-type="float">
            <text:p>409.2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402" calcext:value-type="float">
            <text:p>402</text:p>
          </table:table-cell>
          <table:table-cell office:value-type="float" office:value="449" calcext:value-type="float">
            <text:p>449</text:p>
          </table:table-cell>
          <table:table-cell table:formula="of:=AVERAGE([.B68:.E68])"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406" calcext:value-type="float">
            <text:p>406</text:p>
          </table:table-cell>
          <table:table-cell table:formula="of:=AVERAGE([.B69:.E69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AVERAGE([.B70:.E70])" office:value-type="float" office:value="404.25" calcext:value-type="float">
            <text:p>404.25</text:p>
          </table:table-cell>
          <table:table-cell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99" calcext:value-type="float">
            <text:p>399</text:p>
          </table:table-cell>
          <table:table-cell table:style-name="ce2" table:formula="of:=AVERAGE([.B71:.E71])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AVERAGE([.B72:.E72])" office:value-type="float" office:value="412.5" calcext:value-type="float">
            <text:p>412.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table:formula="of:=AVERAGE([.B73:.E73])" office:value-type="float" office:value="406.75" calcext:value-type="float">
            <text:p>406.7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formula="of:=AVERAGE([.B74:.E74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formula="of:=AVERAGE([.B75:.E75])" office:value-type="float" office:value="403.75" calcext:value-type="float">
            <text:p>403.75</text:p>
          </table:table-cell>
          <table:table-cell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10" calcext:value-type="float">
            <text:p>410</text:p>
          </table:table-cell>
          <table:table-cell table:style-name="ce2" table:formula="of:=AVERAGE([.B76:.E76])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434" calcext:value-type="float">
            <text:p>434</text:p>
          </table:table-cell>
          <table:table-cell table:formula="of:=AVERAGE([.B77:.E77])" office:value-type="float" office:value="414.25" calcext:value-type="float">
            <text:p>414.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table:formula="of:=AVERAGE([.B78:.E78])" office:value-type="float" office:value="405.75" calcext:value-type="float">
            <text:p>405.7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formula="of:=AVERAGE([.B79:.E79])" office:value-type="float" office:value="401.5" calcext:value-type="float">
            <text:p>401.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table:formula="of:=AVERAGE([.B80:.E80])" office:value-type="float" office:value="404.25" calcext:value-type="float">
            <text:p>404.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12" calcext:value-type="float">
            <text:p>412</text:p>
          </table:table-cell>
          <table:table-cell table:style-name="ce2" table:formula="of:=AVERAGE([.B81:.E81])" office:value-type="float" office:value="406.5" calcext:value-type="float">
            <text:p>406.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06" calcext:value-type="float">
            <text:p>406</text:p>
          </table:table-cell>
          <table:table-cell table:formula="of:=AVERAGE([.B82:.E82])" office:value-type="float" office:value="407.5" calcext:value-type="float">
            <text:p>407.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3" calcext:value-type="float">
            <text:p>433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table:formula="of:=AVERAGE([.B83:.E83])"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table:formula="of:=AVERAGE([.B84:.E84])" office:value-type="float" office:value="404.75" calcext:value-type="float">
            <text:p>404.7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table:formula="of:=AVERAGE([.B85:.E85])" office:value-type="float" office:value="402.25" calcext:value-type="float">
            <text:p>402.25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9" calcext:value-type="float">
            <text:p>399</text:p>
          </table:table-cell>
          <table:table-cell table:style-name="ce2" table:formula="of:=AVERAGE([.B86:.E86])" office:value-type="float" office:value="401.25" calcext:value-type="float">
            <text:p>401.2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table:formula="of:=AVERAGE([.B87:.E87])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table:formula="of:=AVERAGE([.B88:.E88])" office:value-type="float" office:value="407.5" calcext:value-type="float">
            <text:p>407.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402" calcext:value-type="float">
            <text:p>402</text:p>
          </table:table-cell>
          <table:table-cell table:formula="of:=AVERAGE([.B89:.E89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formula="of:=AVERAGE([.B90:.E90])" office:value-type="float" office:value="404.25" calcext:value-type="float">
            <text:p>404.25</text:p>
          </table:table-cell>
          <table:table-cell table:number-columns-repeated="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9" calcext:value-type="float">
            <text:p>399</text:p>
          </table:table-cell>
          <table:table-cell table:style-name="ce2" table:formula="of:=AVERAGE([.B91:.E91])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table:formula="of:=AVERAGE([.B92:.E92])" office:value-type="float" office:value="412.75" calcext:value-type="float">
            <text:p>412.7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403" calcext:value-type="float">
            <text:p>403</text:p>
          </table:table-cell>
          <table:table-cell table:formula="of:=AVERAGE([.B93:.E93])" office:value-type="float" office:value="404.25" calcext:value-type="float">
            <text:p>404.2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table:formula="of:=AVERAGE([.B94:.E94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table:formula="of:=AVERAGE([.B95:.E95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2" calcext:value-type="float">
            <text:p>402</text:p>
          </table:table-cell>
          <table:table-cell table:style-name="ce2" table:formula="of:=AVERAGE([.B96:.E96])" office:value-type="float" office:value="403.75" calcext:value-type="float">
            <text:p>403.7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table:formula="of:=AVERAGE([.B97:.E97])" office:value-type="float" office:value="412.75" calcext:value-type="float">
            <text:p>412.7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7" calcext:value-type="float">
            <text:p>417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table:formula="of:=AVERAGE([.B98:.E98])" office:value-type="float" office:value="404.5" calcext:value-type="float">
            <text:p>404.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formula="of:=AVERAGE([.B99:.E99])" office:value-type="float" office:value="401.75" calcext:value-type="float">
            <text:p>401.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table:formula="of:=AVERAGE([.B100:.E100])" office:value-type="float" office:value="401.5" calcext:value-type="float">
            <text:p>401.5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07" calcext:value-type="float">
            <text:p>407</text:p>
          </table:table-cell>
          <table:table-cell table:style-name="ce2" table:formula="of:=AVERAGE([.B101:.E101])"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table:formula="of:=AVERAGE([.B102:.E102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3" calcext:value-type="float">
            <text:p>423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table:formula="of:=AVERAGE([.B103:.E103])" office:value-type="float" office:value="409.75" calcext:value-type="float">
            <text:p>409.7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formula="of:=AVERAGE([.B104:.E104])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table:formula="of:=AVERAGE([.B105:.E105])" office:value-type="float" office:value="407.75" calcext:value-type="float">
            <text:p>407.75</text:p>
          </table:table-cell>
          <table:table-cell table:number-columns-repeated="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13" calcext:value-type="float">
            <text:p>413</text:p>
          </table:table-cell>
          <table:table-cell table:style-name="ce2" table:formula="of:=AVERAGE([.B106:.E106])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formula="of:=AVERAGE([.B107:.E107])" office:value-type="float" office:value="418.75" calcext:value-type="float">
            <text:p>418.7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table:formula="of:=AVERAGE([.B108:.E108])" office:value-type="float" office:value="403.75" calcext:value-type="float">
            <text:p>403.7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7" calcext:value-type="float">
            <text:p>407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AVERAGE([.B109:.E109])"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403" calcext:value-type="float">
            <text:p>403</text:p>
          </table:table-cell>
          <table:table-cell table:formula="of:=AVERAGE([.B110:.E110])"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table:formula="of:=AVERAGE([.B111:.E111])" office:value-type="float" office:value="401.25" calcext:value-type="float">
            <text:p>401.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formula="of:=AVERAGE([.B112:.E112])" office:value-type="float" office:value="401.5" calcext:value-type="float">
            <text:p>401.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AVERAGE([.B113:.E113])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404" calcext:value-type="float">
            <text:p>404</text:p>
          </table:table-cell>
          <table:table-cell table:formula="of:=AVERAGE([.B114:.E114])" office:value-type="float" office:value="400.25" calcext:value-type="float">
            <text:p>400.2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table:formula="of:=AVERAGE([.B115:.E115])" office:value-type="float" office:value="399.5" calcext:value-type="float">
            <text:p>399.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table:formula="of:=AVERAGE([.B116:.E116])" office:value-type="float" office:value="399.5" calcext:value-type="float">
            <text:p>399.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17:.E117])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table:formula="of:=AVERAGE([.B118:.E118])" office:value-type="float" office:value="401.25" calcext:value-type="float">
            <text:p>401.2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19:.E119])" office:value-type="float" office:value="398.5" calcext:value-type="float">
            <text:p>398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table:formula="of:=AVERAGE([.B120:.E120])" office:value-type="float" office:value="400.25" calcext:value-type="float">
            <text:p>400.2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1:.E121])"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22:.E122])" office:value-type="float" office:value="399.5" calcext:value-type="float">
            <text:p>399.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3:.E123])" office:value-type="float" office:value="397.25" calcext:value-type="float">
            <text:p>397.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formula="of:=AVERAGE([.B124:.E124])" office:value-type="float" office:value="400.5" calcext:value-type="float">
            <text:p>400.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396" calcext:value-type="float">
            <text:p>396</text:p>
          </table:table-cell>
          <table:table-cell table:formula="of:=AVERAGE([.B125:.E125])" office:value-type="float" office:value="398.25" calcext:value-type="float">
            <text:p>398.2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table:formula="of:=AVERAGE([.B126:.E126])" office:value-type="float" office:value="396.75" calcext:value-type="float">
            <text:p>396.7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table:formula="of:=AVERAGE([.B127:.E127])" office:value-type="float" office:value="397.25" calcext:value-type="float">
            <text:p>397.2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table:formula="of:=AVERAGE([.B128:.E128])" office:value-type="float" office:value="397.75" calcext:value-type="float">
            <text:p>397.7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table:formula="of:=AVERAGE([.B129:.E129])" office:value-type="float" office:value="397" calcext:value-type="float">
            <text:p>397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Kill Place Iteration: 63:30;58:35;42:40;16:45;51:50;56:55;2:60;4:65;10:70;43:75;27:80;30:85;40:90;53:95;13:100;26:105;</text:p>
          </table:table-cell>
          <table:table-cell table:number-columns-repeated="8"/>
        </table:table-row>
      </table:table>
      <table:table table:name="p64Conflict" table:style-name="ta1">
        <table:shapes>
          <draw:frame draw:z-index="0" draw:style-name="gr1" draw:text-style-name="P1" svg:width="29.678cm" svg:height="8.999cm" svg:x="19.289cm" svg:y="0.287cm">
            <draw:object draw:notify-on-update-of-ranges="p64Conflict.D2:p64Conflict.D2 p64Conflict.A2:p64Conflict.A129 p64Conflict.F1:p64Conflict.F1 p64Conflict.F2:p64Conflict.F1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2" table:default-cell-style-name="Default"/>
        <table:table-column table:style-name="co8" table:default-cell-style-name="ce5"/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4" office:value-type="string" calcext:value-type="string">
            <text:p>AverageTime</text:p>
            <text:p> (Conflicting Transaction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1388" calcext:value-type="float">
            <text:p>1388</text:p>
          </table:table-cell>
          <table:table-cell office:value-type="float" office:value="3673" calcext:value-type="float">
            <text:p>3673</text:p>
          </table:table-cell>
          <table:table-cell office:value-type="float" office:value="1490" calcext:value-type="float">
            <text:p>1490</text:p>
          </table:table-cell>
          <table:table-cell table:formula="of:=AVERAGE([.B2:.E2])" office:value-type="float" office:value="2144.75" calcext:value-type="float">
            <text:p>2144.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2" calcext:value-type="float">
            <text:p>2412</text:p>
          </table:table-cell>
          <table:table-cell office:value-type="float" office:value="1399" calcext:value-type="float">
            <text:p>1399</text:p>
          </table:table-cell>
          <table:table-cell office:value-type="float" office:value="1828" calcext:value-type="float">
            <text:p>1828</text:p>
          </table:table-cell>
          <table:table-cell office:value-type="float" office:value="972" calcext:value-type="float">
            <text:p>972</text:p>
          </table:table-cell>
          <table:table-cell table:formula="of:=AVERAGE([.B3:.E3])" office:value-type="float" office:value="1652.75" calcext:value-type="float">
            <text:p>1652.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1" calcext:value-type="float">
            <text:p>2541</text:p>
          </table:table-cell>
          <table:table-cell office:value-type="float" office:value="1060" calcext:value-type="float">
            <text:p>1060</text:p>
          </table:table-cell>
          <table:table-cell office:value-type="float" office:value="2522" calcext:value-type="float">
            <text:p>2522</text:p>
          </table:table-cell>
          <table:table-cell office:value-type="float" office:value="1244" calcext:value-type="float">
            <text:p>1244</text:p>
          </table:table-cell>
          <table:table-cell table:formula="of:=AVERAGE([.B4:.E4])" office:value-type="float" office:value="1841.75" calcext:value-type="float">
            <text:p>1841.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5" calcext:value-type="float">
            <text:p>1825</text:p>
          </table:table-cell>
          <table:table-cell office:value-type="float" office:value="1415" calcext:value-type="float">
            <text:p>1415</text:p>
          </table:table-cell>
          <table:table-cell office:value-type="float" office:value="1789" calcext:value-type="float">
            <text:p>1789</text:p>
          </table:table-cell>
          <table:table-cell office:value-type="float" office:value="1094" calcext:value-type="float">
            <text:p>1094</text:p>
          </table:table-cell>
          <table:table-cell table:formula="of:=AVERAGE([.B5:.E5])" office:value-type="float" office:value="1530.75" calcext:value-type="float">
            <text:p>1530.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  <table:table-cell office:value-type="float" office:value="1007" calcext:value-type="float">
            <text:p>1007</text:p>
          </table:table-cell>
          <table:table-cell office:value-type="float" office:value="2050" calcext:value-type="float">
            <text:p>2050</text:p>
          </table:table-cell>
          <table:table-cell office:value-type="float" office:value="904" calcext:value-type="float">
            <text:p>904</text:p>
          </table:table-cell>
          <table:table-cell table:formula="of:=AVERAGE([.B6:.E6])" office:value-type="float" office:value="1401.5" calcext:value-type="float">
            <text:p>1401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130" calcext:value-type="float">
            <text:p>1130</text:p>
          </table:table-cell>
          <table:table-cell office:value-type="float" office:value="1832" calcext:value-type="float">
            <text:p>1832</text:p>
          </table:table-cell>
          <table:table-cell office:value-type="float" office:value="1450" calcext:value-type="float">
            <text:p>1450</text:p>
          </table:table-cell>
          <table:table-cell table:formula="of:=AVERAGE([.B7:.E7])" office:value-type="float" office:value="1608.5" calcext:value-type="float">
            <text:p>1608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8" calcext:value-type="float">
            <text:p>2438</text:p>
          </table:table-cell>
          <table:table-cell office:value-type="float" office:value="862" calcext:value-type="float">
            <text:p>862</text:p>
          </table:table-cell>
          <table:table-cell office:value-type="float" office:value="3152" calcext:value-type="float">
            <text:p>3152</text:p>
          </table:table-cell>
          <table:table-cell office:value-type="float" office:value="1447" calcext:value-type="float">
            <text:p>1447</text:p>
          </table:table-cell>
          <table:table-cell table:formula="of:=AVERAGE([.B8:.E8])" office:value-type="float" office:value="1974.75" calcext:value-type="float">
            <text:p>1974.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5" calcext:value-type="float">
            <text:p>2415</text:p>
          </table:table-cell>
          <table:table-cell office:value-type="float" office:value="1009" calcext:value-type="float">
            <text:p>1009</text:p>
          </table:table-cell>
          <table:table-cell office:value-type="float" office:value="2676" calcext:value-type="float">
            <text:p>2676</text:p>
          </table:table-cell>
          <table:table-cell office:value-type="float" office:value="1214" calcext:value-type="float">
            <text:p>1214</text:p>
          </table:table-cell>
          <table:table-cell table:formula="of:=AVERAGE([.B9:.E9])" office:value-type="float" office:value="1828.5" calcext:value-type="float">
            <text:p>1828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7" calcext:value-type="float">
            <text:p>1737</text:p>
          </table:table-cell>
          <table:table-cell office:value-type="float" office:value="1314" calcext:value-type="float">
            <text:p>1314</text:p>
          </table:table-cell>
          <table:table-cell office:value-type="float" office:value="1693" calcext:value-type="float">
            <text:p>1693</text:p>
          </table:table-cell>
          <table:table-cell office:value-type="float" office:value="1212" calcext:value-type="float">
            <text:p>1212</text:p>
          </table:table-cell>
          <table:table-cell table:formula="of:=AVERAGE([.B10:.E10])"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2" calcext:value-type="float">
            <text:p>1692</text:p>
          </table:table-cell>
          <table:table-cell office:value-type="float" office:value="1295" calcext:value-type="float">
            <text:p>1295</text:p>
          </table:table-cell>
          <table:table-cell office:value-type="float" office:value="1208" calcext:value-type="float">
            <text:p>1208</text:p>
          </table:table-cell>
          <table:table-cell office:value-type="float" office:value="1047" calcext:value-type="float">
            <text:p>1047</text:p>
          </table:table-cell>
          <table:table-cell table:formula="of:=AVERAGE([.B11:.E11])" office:value-type="float" office:value="1310.5" calcext:value-type="float">
            <text:p>1310.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1" calcext:value-type="float">
            <text:p>2551</text:p>
          </table:table-cell>
          <table:table-cell office:value-type="float" office:value="1547" calcext:value-type="float">
            <text:p>1547</text:p>
          </table:table-cell>
          <table:table-cell office:value-type="float" office:value="1565" calcext:value-type="float">
            <text:p>1565</text:p>
          </table:table-cell>
          <table:table-cell office:value-type="float" office:value="1818" calcext:value-type="float">
            <text:p>1818</text:p>
          </table:table-cell>
          <table:table-cell table:formula="of:=AVERAGE([.B12:.E12])" office:value-type="float" office:value="1870.25" calcext:value-type="float">
            <text:p>1870.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3" calcext:value-type="float">
            <text:p>1233</text:p>
          </table:table-cell>
          <table:table-cell office:value-type="float" office:value="1045" calcext:value-type="float">
            <text:p>1045</text:p>
          </table:table-cell>
          <table:table-cell office:value-type="float" office:value="1558" calcext:value-type="float">
            <text:p>1558</text:p>
          </table:table-cell>
          <table:table-cell office:value-type="float" office:value="1184" calcext:value-type="float">
            <text:p>1184</text:p>
          </table:table-cell>
          <table:table-cell table:formula="of:=AVERAGE([.B13:.E13])"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0" calcext:value-type="float">
            <text:p>1810</text:p>
          </table:table-cell>
          <table:table-cell office:value-type="float" office:value="1172" calcext:value-type="float">
            <text:p>1172</text:p>
          </table:table-cell>
          <table:table-cell office:value-type="float" office:value="1953" calcext:value-type="float">
            <text:p>1953</text:p>
          </table:table-cell>
          <table:table-cell office:value-type="float" office:value="891" calcext:value-type="float">
            <text:p>891</text:p>
          </table:table-cell>
          <table:table-cell table:formula="of:=AVERAGE([.B14:.E14])" office:value-type="float" office:value="1456.5" calcext:value-type="float">
            <text:p>1456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1" calcext:value-type="float">
            <text:p>1921</text:p>
          </table:table-cell>
          <table:table-cell office:value-type="float" office:value="1312" calcext:value-type="float">
            <text:p>1312</text:p>
          </table:table-cell>
          <table:table-cell office:value-type="float" office:value="1535" calcext:value-type="float">
            <text:p>1535</text:p>
          </table:table-cell>
          <table:table-cell office:value-type="float" office:value="1340" calcext:value-type="float">
            <text:p>1340</text:p>
          </table:table-cell>
          <table:table-cell table:formula="of:=AVERAGE([.B15:.E15])"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97" calcext:value-type="float">
            <text:p>2397</text:p>
          </table:table-cell>
          <table:table-cell office:value-type="float" office:value="1432" calcext:value-type="float">
            <text:p>1432</text:p>
          </table:table-cell>
          <table:table-cell office:value-type="float" office:value="1343" calcext:value-type="float">
            <text:p>1343</text:p>
          </table:table-cell>
          <table:table-cell office:value-type="float" office:value="1119" calcext:value-type="float">
            <text:p>1119</text:p>
          </table:table-cell>
          <table:table-cell table:formula="of:=AVERAGE([.B16:.E16])" office:value-type="float" office:value="1572.75" calcext:value-type="float">
            <text:p>1572.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8" calcext:value-type="float">
            <text:p>1418</text:p>
          </table:table-cell>
          <table:table-cell office:value-type="float" office:value="875" calcext:value-type="float">
            <text:p>875</text:p>
          </table:table-cell>
          <table:table-cell office:value-type="float" office:value="1662" calcext:value-type="float">
            <text:p>1662</text:p>
          </table:table-cell>
          <table:table-cell office:value-type="float" office:value="956" calcext:value-type="float">
            <text:p>956</text:p>
          </table:table-cell>
          <table:table-cell table:formula="of:=AVERAGE([.B17:.E17])" office:value-type="float" office:value="1227.75" calcext:value-type="float">
            <text:p>1227.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23" calcext:value-type="float">
            <text:p>2223</text:p>
          </table:table-cell>
          <table:table-cell office:value-type="float" office:value="1126" calcext:value-type="float">
            <text:p>1126</text:p>
          </table:table-cell>
          <table:table-cell office:value-type="float" office:value="1953" calcext:value-type="float">
            <text:p>1953</text:p>
          </table:table-cell>
          <table:table-cell office:value-type="float" office:value="1234" calcext:value-type="float">
            <text:p>1234</text:p>
          </table:table-cell>
          <table:table-cell table:formula="of:=AVERAGE([.B18:.E18])"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15" calcext:value-type="float">
            <text:p>1615</text:p>
          </table:table-cell>
          <table:table-cell office:value-type="float" office:value="1114" calcext:value-type="float">
            <text:p>1114</text:p>
          </table:table-cell>
          <table:table-cell office:value-type="float" office:value="2277" calcext:value-type="float">
            <text:p>2277</text:p>
          </table:table-cell>
          <table:table-cell office:value-type="float" office:value="1107" calcext:value-type="float">
            <text:p>1107</text:p>
          </table:table-cell>
          <table:table-cell table:formula="of:=AVERAGE([.B19:.E19])" office:value-type="float" office:value="1528.25" calcext:value-type="float">
            <text:p>1528.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9" calcext:value-type="float">
            <text:p>1319</text:p>
          </table:table-cell>
          <table:table-cell office:value-type="float" office:value="1234" calcext:value-type="float">
            <text:p>1234</text:p>
          </table:table-cell>
          <table:table-cell office:value-type="float" office:value="1551" calcext:value-type="float">
            <text:p>1551</text:p>
          </table:table-cell>
          <table:table-cell office:value-type="float" office:value="1457" calcext:value-type="float">
            <text:p>1457</text:p>
          </table:table-cell>
          <table:table-cell table:formula="of:=AVERAGE([.B20:.E20])" office:value-type="float" office:value="1390.25" calcext:value-type="float">
            <text:p>1390.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7" calcext:value-type="float">
            <text:p>1947</text:p>
          </table:table-cell>
          <table:table-cell office:value-type="float" office:value="726" calcext:value-type="float">
            <text:p>726</text:p>
          </table:table-cell>
          <table:table-cell office:value-type="float" office:value="2538" calcext:value-type="float">
            <text:p>2538</text:p>
          </table:table-cell>
          <table:table-cell office:value-type="float" office:value="1047" calcext:value-type="float">
            <text:p>1047</text:p>
          </table:table-cell>
          <table:table-cell table:formula="of:=AVERAGE([.B21:.E21])" office:value-type="float" office:value="1564.5" calcext:value-type="float">
            <text:p>1564.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9" calcext:value-type="float">
            <text:p>2109</text:p>
          </table:table-cell>
          <table:table-cell office:value-type="float" office:value="817" calcext:value-type="float">
            <text:p>817</text:p>
          </table:table-cell>
          <table:table-cell office:value-type="float" office:value="1596" calcext:value-type="float">
            <text:p>1596</text:p>
          </table:table-cell>
          <table:table-cell office:value-type="float" office:value="966" calcext:value-type="float">
            <text:p>966</text:p>
          </table:table-cell>
          <table:table-cell table:formula="of:=AVERAGE([.B22:.E22])"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2" calcext:value-type="float">
            <text:p>2192</text:p>
          </table:table-cell>
          <table:table-cell office:value-type="float" office:value="1167" calcext:value-type="float">
            <text:p>1167</text:p>
          </table:table-cell>
          <table:table-cell office:value-type="float" office:value="1294" calcext:value-type="float">
            <text:p>1294</text:p>
          </table:table-cell>
          <table:table-cell office:value-type="float" office:value="846" calcext:value-type="float">
            <text:p>846</text:p>
          </table:table-cell>
          <table:table-cell table:formula="of:=AVERAGE([.B23:.E23])" office:value-type="float" office:value="1374.75" calcext:value-type="float">
            <text:p>1374.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55" calcext:value-type="float">
            <text:p>1555</text:p>
          </table:table-cell>
          <table:table-cell office:value-type="float" office:value="859" calcext:value-type="float">
            <text:p>859</text:p>
          </table:table-cell>
          <table:table-cell office:value-type="float" office:value="1202" calcext:value-type="float">
            <text:p>1202</text:p>
          </table:table-cell>
          <table:table-cell office:value-type="float" office:value="1287" calcext:value-type="float">
            <text:p>1287</text:p>
          </table:table-cell>
          <table:table-cell table:formula="of:=AVERAGE([.B24:.E24])" office:value-type="float" office:value="1225.75" calcext:value-type="float">
            <text:p>1225.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5" calcext:value-type="float">
            <text:p>1205</text:p>
          </table:table-cell>
          <table:table-cell office:value-type="float" office:value="892" calcext:value-type="float">
            <text:p>892</text:p>
          </table:table-cell>
          <table:table-cell office:value-type="float" office:value="1856" calcext:value-type="float">
            <text:p>1856</text:p>
          </table:table-cell>
          <table:table-cell office:value-type="float" office:value="844" calcext:value-type="float">
            <text:p>844</text:p>
          </table:table-cell>
          <table:table-cell table:formula="of:=AVERAGE([.B25:.E25])" office:value-type="float" office:value="1199.25" calcext:value-type="float">
            <text:p>1199.25</text:p>
          </table:table-cell>
          <table:table-cell/>
          <table:table-cell table:style-name="ce3" office:value-type="string" calcext:value-type="string">
            <text:p>Why iterations are too slow at the beginning and then they become faster?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44" calcext:value-type="float">
            <text:p>1444</text:p>
          </table:table-cell>
          <table:table-cell office:value-type="float" office:value="940" calcext:value-type="float">
            <text:p>940</text:p>
          </table:table-cell>
          <table:table-cell office:value-type="float" office:value="1558" calcext:value-type="float">
            <text:p>1558</text:p>
          </table:table-cell>
          <table:table-cell office:value-type="float" office:value="861" calcext:value-type="float">
            <text:p>861</text:p>
          </table:table-cell>
          <table:table-cell table:formula="of:=AVERAGE([.B26:.E26])" office:value-type="float" office:value="1200.75" calcext:value-type="float">
            <text:p>1200.75</text:p>
          </table:table-cell>
          <table:table-cell/>
          <table:table-cell office:value-type="string" calcext:value-type="string">
            <text:p>Conflicts reduce with time, because the number of competing places reduces every time a new place is killed.</text:p>
            <text:p>After iteration 105, 25% of places are dea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235" calcext:value-type="float">
            <text:p>1235</text:p>
          </table:table-cell>
          <table:table-cell office:value-type="float" office:value="944" calcext:value-type="float">
            <text:p>944</text:p>
          </table:table-cell>
          <table:table-cell table:formula="of:=AVERAGE([.B27:.E27])" office:value-type="float" office:value="1122.25" calcext:value-type="float">
            <text:p>1122.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0" calcext:value-type="float">
            <text:p>1350</text:p>
          </table:table-cell>
          <table:table-cell office:value-type="float" office:value="986" calcext:value-type="float">
            <text:p>986</text:p>
          </table:table-cell>
          <table:table-cell office:value-type="float" office:value="1515" calcext:value-type="float">
            <text:p>1515</text:p>
          </table:table-cell>
          <table:table-cell office:value-type="float" office:value="1071" calcext:value-type="float">
            <text:p>1071</text:p>
          </table:table-cell>
          <table:table-cell table:formula="of:=AVERAGE([.B28:.E28])" office:value-type="float" office:value="1230.5" calcext:value-type="float">
            <text:p>1230.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6" calcext:value-type="float">
            <text:p>1616</text:p>
          </table:table-cell>
          <table:table-cell office:value-type="float" office:value="814" calcext:value-type="float">
            <text:p>814</text:p>
          </table:table-cell>
          <table:table-cell office:value-type="float" office:value="1661" calcext:value-type="float">
            <text:p>1661</text:p>
          </table:table-cell>
          <table:table-cell office:value-type="float" office:value="676" calcext:value-type="float">
            <text:p>676</text:p>
          </table:table-cell>
          <table:table-cell table:formula="of:=AVERAGE([.B29:.E29])" office:value-type="float" office:value="1191.75" calcext:value-type="float">
            <text:p>1191.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9" calcext:value-type="float">
            <text:p>1579</text:p>
          </table:table-cell>
          <table:table-cell office:value-type="float" office:value="1124" calcext:value-type="float">
            <text:p>1124</text:p>
          </table:table-cell>
          <table:table-cell office:value-type="float" office:value="1216" calcext:value-type="float">
            <text:p>1216</text:p>
          </table:table-cell>
          <table:table-cell office:value-type="float" office:value="824" calcext:value-type="float">
            <text:p>824</text:p>
          </table:table-cell>
          <table:table-cell table:formula="of:=AVERAGE([.B30:.E30])" office:value-type="float" office:value="1185.75" calcext:value-type="float">
            <text:p>1185.75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971" calcext:value-type="float">
            <text:p>971</text:p>
          </table:table-cell>
          <table:table-cell table:formula="of:=AVERAGE([.B31:.E31])" office:value-type="float" office:value="1133" calcext:value-type="float">
            <text:p>11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45" calcext:value-type="float">
            <text:p>1245</text:p>
          </table:table-cell>
          <table:table-cell office:value-type="float" office:value="937" calcext:value-type="float">
            <text:p>937</text:p>
          </table:table-cell>
          <table:table-cell office:value-type="float" office:value="1327" calcext:value-type="float">
            <text:p>1327</text:p>
          </table:table-cell>
          <table:table-cell office:value-type="float" office:value="927" calcext:value-type="float">
            <text:p>927</text:p>
          </table:table-cell>
          <table:table-cell table:formula="of:=AVERAGE([.B32:.E32])"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2" calcext:value-type="float">
            <text:p>1272</text:p>
          </table:table-cell>
          <table:table-cell office:value-type="float" office:value="1004" calcext:value-type="float">
            <text:p>1004</text:p>
          </table:table-cell>
          <table:table-cell office:value-type="float" office:value="1240" calcext:value-type="float">
            <text:p>1240</text:p>
          </table:table-cell>
          <table:table-cell office:value-type="float" office:value="832" calcext:value-type="float">
            <text:p>832</text:p>
          </table:table-cell>
          <table:table-cell table:formula="of:=AVERAGE([.B33:.E33])"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8" calcext:value-type="float">
            <text:p>1318</text:p>
          </table:table-cell>
          <table:table-cell office:value-type="float" office:value="1279" calcext:value-type="float">
            <text:p>1279</text:p>
          </table:table-cell>
          <table:table-cell office:value-type="float" office:value="1683" calcext:value-type="float">
            <text:p>1683</text:p>
          </table:table-cell>
          <table:table-cell office:value-type="float" office:value="1068" calcext:value-type="float">
            <text:p>1068</text:p>
          </table:table-cell>
          <table:table-cell table:formula="of:=AVERAGE([.B34:.E34])"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1" calcext:value-type="float">
            <text:p>1701</text:p>
          </table:table-cell>
          <table:table-cell office:value-type="float" office:value="1122" calcext:value-type="float">
            <text:p>1122</text:p>
          </table:table-cell>
          <table:table-cell office:value-type="float" office:value="1138" calcext:value-type="float">
            <text:p>1138</text:p>
          </table:table-cell>
          <table:table-cell office:value-type="float" office:value="847" calcext:value-type="float">
            <text:p>847</text:p>
          </table:table-cell>
          <table:table-cell table:formula="of:=AVERAGE([.B35:.E35])"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991" calcext:value-type="float">
            <text:p>991</text:p>
          </table:table-cell>
          <table:table-cell table:formula="of:=AVERAGE([.B36:.E36])" office:value-type="float" office:value="1114.5" calcext:value-type="float">
            <text:p>1114.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9" calcext:value-type="float">
            <text:p>1329</text:p>
          </table:table-cell>
          <table:table-cell office:value-type="float" office:value="843" calcext:value-type="float">
            <text:p>843</text:p>
          </table:table-cell>
          <table:table-cell office:value-type="float" office:value="1673" calcext:value-type="float">
            <text:p>1673</text:p>
          </table:table-cell>
          <table:table-cell office:value-type="float" office:value="762" calcext:value-type="float">
            <text:p>762</text:p>
          </table:table-cell>
          <table:table-cell table:formula="of:=AVERAGE([.B37:.E37])" office:value-type="float" office:value="1151.75" calcext:value-type="float">
            <text:p>1151.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2" calcext:value-type="float">
            <text:p>1022</text:p>
          </table:table-cell>
          <table:table-cell office:value-type="float" office:value="917" calcext:value-type="float">
            <text:p>917</text:p>
          </table:table-cell>
          <table:table-cell office:value-type="float" office:value="1050" calcext:value-type="float">
            <text:p>1050</text:p>
          </table:table-cell>
          <table:table-cell office:value-type="float" office:value="656" calcext:value-type="float">
            <text:p>656</text:p>
          </table:table-cell>
          <table:table-cell table:formula="of:=AVERAGE([.B38:.E38])" office:value-type="float" office:value="911.25" calcext:value-type="float">
            <text:p>911.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7" calcext:value-type="float">
            <text:p>1137</text:p>
          </table:table-cell>
          <table:table-cell office:value-type="float" office:value="1342" calcext:value-type="float">
            <text:p>1342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AVERAGE([.B39:.E39])" office:value-type="float" office:value="1081.25" calcext:value-type="float">
            <text:p>1081.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4" calcext:value-type="float">
            <text:p>764</text:p>
          </table:table-cell>
          <table:table-cell office:value-type="float" office:value="996" calcext:value-type="float">
            <text:p>996</text:p>
          </table:table-cell>
          <table:table-cell office:value-type="float" office:value="993" calcext:value-type="float">
            <text:p>993</text:p>
          </table:table-cell>
          <table:table-cell office:value-type="float" office:value="888" calcext:value-type="float">
            <text:p>888</text:p>
          </table:table-cell>
          <table:table-cell table:formula="of:=AVERAGE([.B40:.E40])" office:value-type="float" office:value="910.25" calcext:value-type="float">
            <text:p>910.25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880" calcext:value-type="float">
            <text:p>880</text:p>
          </table:table-cell>
          <table:table-cell table:formula="of:=AVERAGE([.B41:.E41])" office:value-type="float" office:value="1061.75" calcext:value-type="float">
            <text:p>1061.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4" calcext:value-type="float">
            <text:p>1164</text:p>
          </table:table-cell>
          <table:table-cell office:value-type="float" office:value="1061" calcext:value-type="float">
            <text:p>1061</text:p>
          </table:table-cell>
          <table:table-cell office:value-type="float" office:value="1070" calcext:value-type="float">
            <text:p>1070</text:p>
          </table:table-cell>
          <table:table-cell office:value-type="float" office:value="744" calcext:value-type="float">
            <text:p>744</text:p>
          </table:table-cell>
          <table:table-cell table:formula="of:=AVERAGE([.B42:.E42])" office:value-type="float" office:value="1009.75" calcext:value-type="float">
            <text:p>1009.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6" calcext:value-type="float">
            <text:p>1166</text:p>
          </table:table-cell>
          <table:table-cell office:value-type="float" office:value="1107" calcext:value-type="float">
            <text:p>1107</text:p>
          </table:table-cell>
          <table:table-cell office:value-type="float" office:value="1128" calcext:value-type="float">
            <text:p>1128</text:p>
          </table:table-cell>
          <table:table-cell office:value-type="float" office:value="820" calcext:value-type="float">
            <text:p>820</text:p>
          </table:table-cell>
          <table:table-cell table:formula="of:=AVERAGE([.B43:.E43])" office:value-type="float" office:value="1055.25" calcext:value-type="float">
            <text:p>1055.2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office:value-type="float" office:value="957" calcext:value-type="float">
            <text:p>957</text:p>
          </table:table-cell>
          <table:table-cell office:value-type="float" office:value="1199" calcext:value-type="float">
            <text:p>1199</text:p>
          </table:table-cell>
          <table:table-cell table:formula="of:=AVERAGE([.B44:.E44])" office:value-type="float" office:value="1053.75" calcext:value-type="float">
            <text:p>1053.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4" calcext:value-type="float">
            <text:p>1164</text:p>
          </table:table-cell>
          <table:table-cell office:value-type="float" office:value="977" calcext:value-type="float">
            <text:p>977</text:p>
          </table:table-cell>
          <table:table-cell office:value-type="float" office:value="1148" calcext:value-type="float">
            <text:p>1148</text:p>
          </table:table-cell>
          <table:table-cell office:value-type="float" office:value="896" calcext:value-type="float">
            <text:p>896</text:p>
          </table:table-cell>
          <table:table-cell table:formula="of:=AVERAGE([.B45:.E45])" office:value-type="float" office:value="1046.25" calcext:value-type="float">
            <text:p>1046.25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950" calcext:value-type="float">
            <text:p>950</text:p>
          </table:table-cell>
          <table:table-cell table:formula="of:=AVERAGE([.B46:.E46])" office:value-type="float" office:value="1056.5" calcext:value-type="float">
            <text:p>1056.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4" calcext:value-type="float">
            <text:p>794</text:p>
          </table:table-cell>
          <table:table-cell office:value-type="float" office:value="765" calcext:value-type="float">
            <text:p>765</text:p>
          </table:table-cell>
          <table:table-cell office:value-type="float" office:value="968" calcext:value-type="float">
            <text:p>968</text:p>
          </table:table-cell>
          <table:table-cell office:value-type="float" office:value="768" calcext:value-type="float">
            <text:p>768</text:p>
          </table:table-cell>
          <table:table-cell table:formula="of:=AVERAGE([.B47:.E47])" office:value-type="float" office:value="823.75" calcext:value-type="float">
            <text:p>823.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2" calcext:value-type="float">
            <text:p>1102</text:p>
          </table:table-cell>
          <table:table-cell office:value-type="float" office:value="913" calcext:value-type="float">
            <text:p>913</text:p>
          </table:table-cell>
          <table:table-cell office:value-type="float" office:value="1165" calcext:value-type="float">
            <text:p>1165</text:p>
          </table:table-cell>
          <table:table-cell office:value-type="float" office:value="760" calcext:value-type="float">
            <text:p>760</text:p>
          </table:table-cell>
          <table:table-cell table:formula="of:=AVERAGE([.B48:.E48])"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6" calcext:value-type="float">
            <text:p>816</text:p>
          </table:table-cell>
          <table:table-cell office:value-type="float" office:value="896" calcext:value-type="float">
            <text:p>896</text:p>
          </table:table-cell>
          <table:table-cell office:value-type="float" office:value="1157" calcext:value-type="float">
            <text:p>1157</text:p>
          </table:table-cell>
          <table:table-cell office:value-type="float" office:value="773" calcext:value-type="float">
            <text:p>773</text:p>
          </table:table-cell>
          <table:table-cell table:formula="of:=AVERAGE([.B49:.E49])" office:value-type="float" office:value="910.5" calcext:value-type="float">
            <text:p>910.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office:value-type="float" office:value="909" calcext:value-type="float">
            <text:p>909</text:p>
          </table:table-cell>
          <table:table-cell office:value-type="float" office:value="939" calcext:value-type="float">
            <text:p>939</text:p>
          </table:table-cell>
          <table:table-cell office:value-type="float" office:value="918" calcext:value-type="float">
            <text:p>918</text:p>
          </table:table-cell>
          <table:table-cell table:formula="of:=AVERAGE([.B50:.E50])" office:value-type="float" office:value="997.75" calcext:value-type="float">
            <text:p>997.75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654" calcext:value-type="float">
            <text:p>654</text:p>
          </table:table-cell>
          <table:table-cell table:formula="of:=AVERAGE([.B51:.E51])" office:value-type="float" office:value="907.5" calcext:value-type="float">
            <text:p>907.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9" calcext:value-type="float">
            <text:p>789</text:p>
          </table:table-cell>
          <table:table-cell office:value-type="float" office:value="947" calcext:value-type="float">
            <text:p>947</text:p>
          </table:table-cell>
          <table:table-cell office:value-type="float" office:value="801" calcext:value-type="float">
            <text:p>801</text:p>
          </table:table-cell>
          <table:table-cell office:value-type="float" office:value="595" calcext:value-type="float">
            <text:p>595</text:p>
          </table:table-cell>
          <table:table-cell table:formula="of:=AVERAGE([.B52:.E52])"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6" calcext:value-type="float">
            <text:p>906</text:p>
          </table:table-cell>
          <table:table-cell office:value-type="float" office:value="1110" calcext:value-type="float">
            <text:p>1110</text:p>
          </table:table-cell>
          <table:table-cell office:value-type="float" office:value="879" calcext:value-type="float">
            <text:p>879</text:p>
          </table:table-cell>
          <table:table-cell office:value-type="float" office:value="804" calcext:value-type="float">
            <text:p>804</text:p>
          </table:table-cell>
          <table:table-cell table:formula="of:=AVERAGE([.B53:.E53])" office:value-type="float" office:value="924.75" calcext:value-type="float">
            <text:p>924.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  <table:table-cell office:value-type="float" office:value="993" calcext:value-type="float">
            <text:p>993</text:p>
          </table:table-cell>
          <table:table-cell office:value-type="float" office:value="765" calcext:value-type="float">
            <text:p>765</text:p>
          </table:table-cell>
          <table:table-cell office:value-type="float" office:value="956" calcext:value-type="float">
            <text:p>956</text:p>
          </table:table-cell>
          <table:table-cell table:formula="of:=AVERAGE([.B54:.E54])" office:value-type="float" office:value="833.75" calcext:value-type="float">
            <text:p>833.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float" office:value="795" calcext:value-type="float">
            <text:p>795</text:p>
          </table:table-cell>
          <table:table-cell office:value-type="float" office:value="764" calcext:value-type="float">
            <text:p>764</text:p>
          </table:table-cell>
          <table:table-cell office:value-type="float" office:value="707" calcext:value-type="float">
            <text:p>707</text:p>
          </table:table-cell>
          <table:table-cell table:formula="of:=AVERAGE([.B55:.E55])" office:value-type="float" office:value="767.25" calcext:value-type="float">
            <text:p>767.25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664" calcext:value-type="float">
            <text:p>664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904" calcext:value-type="float">
            <text:p>904</text:p>
          </table:table-cell>
          <table:table-cell table:formula="of:=AVERAGE([.B56:.E56])" office:value-type="float" office:value="828.25" calcext:value-type="float">
            <text:p>828.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9" calcext:value-type="float">
            <text:p>679</text:p>
          </table:table-cell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float" office:value="840" calcext:value-type="float">
            <text:p>840</text:p>
          </table:table-cell>
          <table:table-cell table:formula="of:=AVERAGE([.B57:.E57])"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8" calcext:value-type="float">
            <text:p>868</text:p>
          </table:table-cell>
          <table:table-cell office:value-type="float" office:value="771" calcext:value-type="float">
            <text:p>771</text:p>
          </table:table-cell>
          <table:table-cell office:value-type="float" office:value="903" calcext:value-type="float">
            <text:p>903</text:p>
          </table:table-cell>
          <table:table-cell office:value-type="float" office:value="1004" calcext:value-type="float">
            <text:p>1004</text:p>
          </table:table-cell>
          <table:table-cell table:formula="of:=AVERAGE([.B58:.E58])" office:value-type="float" office:value="886.5" calcext:value-type="float">
            <text:p>886.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3" calcext:value-type="float">
            <text:p>913</text:p>
          </table:table-cell>
          <table:table-cell office:value-type="float" office:value="813" calcext:value-type="float">
            <text:p>813</text:p>
          </table:table-cell>
          <table:table-cell office:value-type="float" office:value="565" calcext:value-type="float">
            <text:p>565</text:p>
          </table:table-cell>
          <table:table-cell office:value-type="float" office:value="816" calcext:value-type="float">
            <text:p>816</text:p>
          </table:table-cell>
          <table:table-cell table:formula="of:=AVERAGE([.B59:.E59])" office:value-type="float" office:value="776.75" calcext:value-type="float">
            <text:p>776.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6" calcext:value-type="float">
            <text:p>1046</text:p>
          </table:table-cell>
          <table:table-cell office:value-type="float" office:value="810" calcext:value-type="float">
            <text:p>810</text:p>
          </table:table-cell>
          <table:table-cell office:value-type="float" office:value="718" calcext:value-type="float">
            <text:p>718</text:p>
          </table:table-cell>
          <table:table-cell office:value-type="float" office:value="884" calcext:value-type="float">
            <text:p>884</text:p>
          </table:table-cell>
          <table:table-cell table:formula="of:=AVERAGE([.B60:.E60])" office:value-type="float" office:value="864.5" calcext:value-type="float">
            <text:p>864.5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769" calcext:value-type="float">
            <text:p>769</text:p>
          </table:table-cell>
          <table:table-cell table:formula="of:=AVERAGE([.B61:.E61])" office:value-type="float" office:value="823.25" calcext:value-type="float">
            <text:p>823.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office:value-type="float" office:value="934" calcext:value-type="float">
            <text:p>934</text:p>
          </table:table-cell>
          <table:table-cell table:formula="of:=AVERAGE([.B62:.E62])" office:value-type="float" office:value="804.25" calcext:value-type="float">
            <text:p>804.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2" calcext:value-type="float">
            <text:p>822</text:p>
          </table:table-cell>
          <table:table-cell office:value-type="float" office:value="1231" calcext:value-type="float">
            <text:p>1231</text:p>
          </table:table-cell>
          <table:table-cell office:value-type="float" office:value="942" calcext:value-type="float">
            <text:p>942</text:p>
          </table:table-cell>
          <table:table-cell office:value-type="float" office:value="875" calcext:value-type="float">
            <text:p>875</text:p>
          </table:table-cell>
          <table:table-cell table:formula="of:=AVERAGE([.B63:.E63])" office:value-type="float" office:value="967.5" calcext:value-type="float">
            <text:p>967.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1" calcext:value-type="float">
            <text:p>1131</text:p>
          </table:table-cell>
          <table:table-cell office:value-type="float" office:value="922" calcext:value-type="float">
            <text:p>922</text:p>
          </table:table-cell>
          <table:table-cell office:value-type="float" office:value="775" calcext:value-type="float">
            <text:p>775</text:p>
          </table:table-cell>
          <table:table-cell office:value-type="float" office:value="804" calcext:value-type="float">
            <text:p>804</text:p>
          </table:table-cell>
          <table:table-cell table:formula="of:=AVERAGE([.B64:.E64])"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  <table:table-cell office:value-type="float" office:value="657" calcext:value-type="float">
            <text:p>657</text:p>
          </table:table-cell>
          <table:table-cell office:value-type="float" office:value="933" calcext:value-type="float">
            <text:p>933</text:p>
          </table:table-cell>
          <table:table-cell office:value-type="float" office:value="699" calcext:value-type="float">
            <text:p>699</text:p>
          </table:table-cell>
          <table:table-cell table:formula="of:=AVERAGE([.B65:.E65])" office:value-type="float" office:value="737.5" calcext:value-type="float">
            <text:p>737.5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639" calcext:value-type="float">
            <text:p>639</text:p>
          </table:table-cell>
          <table:table-cell table:formula="of:=AVERAGE([.B66:.E66])" office:value-type="float" office:value="771.5" calcext:value-type="float">
            <text:p>771.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6" calcext:value-type="float">
            <text:p>756</text:p>
          </table:table-cell>
          <table:table-cell office:value-type="float" office:value="863" calcext:value-type="float">
            <text:p>863</text:p>
          </table:table-cell>
          <table:table-cell office:value-type="float" office:value="769" calcext:value-type="float">
            <text:p>769</text:p>
          </table:table-cell>
          <table:table-cell office:value-type="float" office:value="698" calcext:value-type="float">
            <text:p>698</text:p>
          </table:table-cell>
          <table:table-cell table:formula="of:=AVERAGE([.B67:.E67])" office:value-type="float" office:value="771.5" calcext:value-type="float">
            <text:p>771.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7" calcext:value-type="float">
            <text:p>697</text:p>
          </table:table-cell>
          <table:table-cell office:value-type="float" office:value="548" calcext:value-type="float">
            <text:p>548</text:p>
          </table:table-cell>
          <table:table-cell office:value-type="float" office:value="713" calcext:value-type="float">
            <text:p>713</text:p>
          </table:table-cell>
          <table:table-cell office:value-type="float" office:value="627" calcext:value-type="float">
            <text:p>627</text:p>
          </table:table-cell>
          <table:table-cell table:formula="of:=AVERAGE([.B68:.E68])" office:value-type="float" office:value="646.25" calcext:value-type="float">
            <text:p>646.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6" calcext:value-type="float">
            <text:p>726</text:p>
          </table:table-cell>
          <table:table-cell office:value-type="float" office:value="557" calcext:value-type="float">
            <text:p>557</text:p>
          </table:table-cell>
          <table:table-cell office:value-type="float" office:value="717" calcext:value-type="float">
            <text:p>717</text:p>
          </table:table-cell>
          <table:table-cell office:value-type="float" office:value="807" calcext:value-type="float">
            <text:p>807</text:p>
          </table:table-cell>
          <table:table-cell table:formula="of:=AVERAGE([.B69:.E69])" office:value-type="float" office:value="701.75" calcext:value-type="float">
            <text:p>701.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3" calcext:value-type="float">
            <text:p>603</text:p>
          </table:table-cell>
          <table:table-cell office:value-type="float" office:value="754" calcext:value-type="float">
            <text:p>754</text:p>
          </table:table-cell>
          <table:table-cell office:value-type="float" office:value="649" calcext:value-type="float">
            <text:p>649</text:p>
          </table:table-cell>
          <table:table-cell office:value-type="float" office:value="895" calcext:value-type="float">
            <text:p>895</text:p>
          </table:table-cell>
          <table:table-cell table:formula="of:=AVERAGE([.B70:.E70])" office:value-type="float" office:value="725.25" calcext:value-type="float">
            <text:p>725.25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716" calcext:value-type="float">
            <text:p>716</text:p>
          </table:table-cell>
          <table:table-cell table:formula="of:=AVERAGE([.B71:.E71])" office:value-type="float" office:value="710.5" calcext:value-type="float">
            <text:p>710.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1" calcext:value-type="float">
            <text:p>541</text:p>
          </table:table-cell>
          <table:table-cell office:value-type="float" office:value="671" calcext:value-type="float">
            <text:p>671</text:p>
          </table:table-cell>
          <table:table-cell office:value-type="float" office:value="719" calcext:value-type="float">
            <text:p>719</text:p>
          </table:table-cell>
          <table:table-cell office:value-type="float" office:value="698" calcext:value-type="float">
            <text:p>698</text:p>
          </table:table-cell>
          <table:table-cell table:formula="of:=AVERAGE([.B72:.E72])" office:value-type="float" office:value="657.25" calcext:value-type="float">
            <text:p>657.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office:value-type="float" office:value="582" calcext:value-type="float">
            <text:p>582</text:p>
          </table:table-cell>
          <table:table-cell office:value-type="float" office:value="639" calcext:value-type="float">
            <text:p>639</text:p>
          </table:table-cell>
          <table:table-cell office:value-type="float" office:value="895" calcext:value-type="float">
            <text:p>895</text:p>
          </table:table-cell>
          <table:table-cell table:formula="of:=AVERAGE([.B73:.E73])" office:value-type="float" office:value="692.5" calcext:value-type="float">
            <text:p>692.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8" calcext:value-type="float">
            <text:p>748</text:p>
          </table:table-cell>
          <table:table-cell office:value-type="float" office:value="722" calcext:value-type="float">
            <text:p>722</text:p>
          </table:table-cell>
          <table:table-cell office:value-type="float" office:value="619" calcext:value-type="float">
            <text:p>619</text:p>
          </table:table-cell>
          <table:table-cell office:value-type="float" office:value="643" calcext:value-type="float">
            <text:p>643</text:p>
          </table:table-cell>
          <table:table-cell table:formula="of:=AVERAGE([.B74:.E74])"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6" calcext:value-type="float">
            <text:p>646</text:p>
          </table:table-cell>
          <table:table-cell office:value-type="float" office:value="740" calcext:value-type="float">
            <text:p>740</text:p>
          </table:table-cell>
          <table:table-cell office:value-type="float" office:value="888" calcext:value-type="float">
            <text:p>888</text:p>
          </table:table-cell>
          <table:table-cell office:value-type="float" office:value="674" calcext:value-type="float">
            <text:p>674</text:p>
          </table:table-cell>
          <table:table-cell table:formula="of:=AVERAGE([.B75:.E75])"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610" calcext:value-type="float">
            <text:p>610</text:p>
          </table:table-cell>
          <table:table-cell table:formula="of:=AVERAGE([.B76:.E76])" office:value-type="float" office:value="679.25" calcext:value-type="float">
            <text:p>679.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0" calcext:value-type="float">
            <text:p>770</text:p>
          </table:table-cell>
          <table:table-cell office:value-type="float" office:value="569" calcext:value-type="float">
            <text:p>569</text:p>
          </table:table-cell>
          <table:table-cell office:value-type="float" office:value="642" calcext:value-type="float">
            <text:p>642</text:p>
          </table:table-cell>
          <table:table-cell office:value-type="float" office:value="795" calcext:value-type="float">
            <text:p>795</text:p>
          </table:table-cell>
          <table:table-cell table:formula="of:=AVERAGE([.B77:.E77])"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1" calcext:value-type="float">
            <text:p>581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804" calcext:value-type="float">
            <text:p>804</text:p>
          </table:table-cell>
          <table:table-cell table:formula="of:=AVERAGE([.B78:.E78]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1" calcext:value-type="float">
            <text:p>671</text:p>
          </table:table-cell>
          <table:table-cell office:value-type="float" office:value="632" calcext:value-type="float">
            <text:p>632</text:p>
          </table:table-cell>
          <table:table-cell office:value-type="float" office:value="529" calcext:value-type="float">
            <text:p>529</text:p>
          </table:table-cell>
          <table:table-cell office:value-type="float" office:value="517" calcext:value-type="float">
            <text:p>517</text:p>
          </table:table-cell>
          <table:table-cell table:formula="of:=AVERAGE([.B79:.E79])" office:value-type="float" office:value="587.25" calcext:value-type="float">
            <text:p>587.2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7" calcext:value-type="float">
            <text:p>727</text:p>
          </table:table-cell>
          <table:table-cell office:value-type="float" office:value="648" calcext:value-type="float">
            <text:p>648</text:p>
          </table:table-cell>
          <table:table-cell office:value-type="float" office:value="586" calcext:value-type="float">
            <text:p>586</text:p>
          </table:table-cell>
          <table:table-cell office:value-type="float" office:value="851" calcext:value-type="float">
            <text:p>851</text:p>
          </table:table-cell>
          <table:table-cell table:formula="of:=AVERAGE([.B80:.E80])"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554" calcext:value-type="float">
            <text:p>554</text:p>
          </table:table-cell>
          <table:table-cell table:formula="of:=AVERAGE([.B81:.E81])" office:value-type="float" office:value="625.75" calcext:value-type="float">
            <text:p>625.7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8" calcext:value-type="float">
            <text:p>688</text:p>
          </table:table-cell>
          <table:table-cell office:value-type="float" office:value="578" calcext:value-type="float">
            <text:p>578</text:p>
          </table:table-cell>
          <table:table-cell office:value-type="float" office:value="550" calcext:value-type="float">
            <text:p>550</text:p>
          </table:table-cell>
          <table:table-cell office:value-type="float" office:value="585" calcext:value-type="float">
            <text:p>585</text:p>
          </table:table-cell>
          <table:table-cell table:formula="of:=AVERAGE([.B82:.E82])" office:value-type="float" office:value="600.25" calcext:value-type="float">
            <text:p>600.2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4" calcext:value-type="float">
            <text:p>654</text:p>
          </table:table-cell>
          <table:table-cell office:value-type="float" office:value="556" calcext:value-type="float">
            <text:p>556</text:p>
          </table:table-cell>
          <table:table-cell office:value-type="float" office:value="636" calcext:value-type="float">
            <text:p>636</text:p>
          </table:table-cell>
          <table:table-cell office:value-type="float" office:value="581" calcext:value-type="float">
            <text:p>581</text:p>
          </table:table-cell>
          <table:table-cell table:formula="of:=AVERAGE([.B83:.E83])" office:value-type="float" office:value="606.75" calcext:value-type="float">
            <text:p>606.7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9" calcext:value-type="float">
            <text:p>599</text:p>
          </table:table-cell>
          <table:table-cell office:value-type="float" office:value="775" calcext:value-type="float">
            <text:p>775</text:p>
          </table:table-cell>
          <table:table-cell office:value-type="float" office:value="643" calcext:value-type="float">
            <text:p>643</text:p>
          </table:table-cell>
          <table:table-cell office:value-type="float" office:value="565" calcext:value-type="float">
            <text:p>565</text:p>
          </table:table-cell>
          <table:table-cell table:formula="of:=AVERAGE([.B84:.E84])" office:value-type="float" office:value="645.5" calcext:value-type="float">
            <text:p>645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7" calcext:value-type="float">
            <text:p>597</text:p>
          </table:table-cell>
          <table:table-cell office:value-type="float" office:value="520" calcext:value-type="float">
            <text:p>520</text:p>
          </table:table-cell>
          <table:table-cell office:value-type="float" office:value="574" calcext:value-type="float">
            <text:p>574</text:p>
          </table:table-cell>
          <table:table-cell office:value-type="float" office:value="494" calcext:value-type="float">
            <text:p>494</text:p>
          </table:table-cell>
          <table:table-cell table:formula="of:=AVERAGE([.B85:.E85])" office:value-type="float" office:value="546.25" calcext:value-type="float">
            <text:p>546.25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736" calcext:value-type="float">
            <text:p>736</text:p>
          </table:table-cell>
          <table:table-cell table:formula="of:=AVERAGE([.B86:.E86])" office:value-type="float" office:value="624.5" calcext:value-type="float">
            <text:p>624.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9" calcext:value-type="float">
            <text:p>539</text:p>
          </table:table-cell>
          <table:table-cell office:value-type="float" office:value="694" calcext:value-type="float">
            <text:p>694</text:p>
          </table:table-cell>
          <table:table-cell office:value-type="float" office:value="514" calcext:value-type="float">
            <text:p>514</text:p>
          </table:table-cell>
          <table:table-cell office:value-type="float" office:value="541" calcext:value-type="float">
            <text:p>541</text:p>
          </table:table-cell>
          <table:table-cell table:formula="of:=AVERAGE([.B87:.E87])"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4" calcext:value-type="float">
            <text:p>574</text:p>
          </table:table-cell>
          <table:table-cell office:value-type="float" office:value="477" calcext:value-type="float">
            <text:p>477</text:p>
          </table:table-cell>
          <table:table-cell office:value-type="float" office:value="718" calcext:value-type="float">
            <text:p>718</text:p>
          </table:table-cell>
          <table:table-cell office:value-type="float" office:value="511" calcext:value-type="float">
            <text:p>511</text:p>
          </table:table-cell>
          <table:table-cell table:formula="of:=AVERAGE([.B88:.E88])"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630" calcext:value-type="float">
            <text:p>630</text:p>
          </table:table-cell>
          <table:table-cell office:value-type="float" office:value="501" calcext:value-type="float">
            <text:p>501</text:p>
          </table:table-cell>
          <table:table-cell table:formula="of:=AVERAGE([.B89:.E89])" office:value-type="float" office:value="527.75" calcext:value-type="float">
            <text:p>527.7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9" calcext:value-type="float">
            <text:p>589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68" calcext:value-type="float">
            <text:p>568</text:p>
          </table:table-cell>
          <table:table-cell table:formula="of:=AVERAGE([.B90:.E90])" office:value-type="float" office:value="586.5" calcext:value-type="float">
            <text:p>586.5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604" calcext:value-type="float">
            <text:p>604</text:p>
          </table:table-cell>
          <table:table-cell table:formula="of:=AVERAGE([.B91:.E91])"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0" calcext:value-type="float">
            <text:p>540</text:p>
          </table:table-cell>
          <table:table-cell office:value-type="float" office:value="518" calcext:value-type="float">
            <text:p>518</text:p>
          </table:table-cell>
          <table:table-cell office:value-type="float" office:value="536" calcext:value-type="float">
            <text:p>536</text:p>
          </table:table-cell>
          <table:table-cell office:value-type="float" office:value="490" calcext:value-type="float">
            <text:p>490</text:p>
          </table:table-cell>
          <table:table-cell table:formula="of:=AVERAGE([.B92:.E92])"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office:value-type="float" office:value="753" calcext:value-type="float">
            <text:p>753</text:p>
          </table:table-cell>
          <table:table-cell office:value-type="float" office:value="675" calcext:value-type="float">
            <text:p>675</text:p>
          </table:table-cell>
          <table:table-cell office:value-type="float" office:value="508" calcext:value-type="float">
            <text:p>508</text:p>
          </table:table-cell>
          <table:table-cell table:formula="of:=AVERAGE([.B93:.E93])" office:value-type="float" office:value="626.25" calcext:value-type="float">
            <text:p>626.2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8" calcext:value-type="float">
            <text:p>548</text:p>
          </table:table-cell>
          <table:table-cell office:value-type="float" office:value="559" calcext:value-type="float">
            <text:p>559</text:p>
          </table:table-cell>
          <table:table-cell office:value-type="float" office:value="685" calcext:value-type="float">
            <text:p>685</text:p>
          </table:table-cell>
          <table:table-cell office:value-type="float" office:value="562" calcext:value-type="float">
            <text:p>562</text:p>
          </table:table-cell>
          <table:table-cell table:formula="of:=AVERAGE([.B94:.E94])" office:value-type="float" office:value="588.5" calcext:value-type="float">
            <text:p>588.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83" calcext:value-type="float">
            <text:p>583</text:p>
          </table:table-cell>
          <table:table-cell office:value-type="float" office:value="542" calcext:value-type="float">
            <text:p>542</text:p>
          </table:table-cell>
          <table:table-cell table:formula="of:=AVERAGE([.B95:.E95])" office:value-type="float" office:value="565.25" calcext:value-type="float">
            <text:p>565.25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542" calcext:value-type="float">
            <text:p>542</text:p>
          </table:table-cell>
          <table:table-cell table:formula="of:=AVERAGE([.B96:.E96])" office:value-type="float" office:value="591.75" calcext:value-type="float">
            <text:p>591.7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485" calcext:value-type="float">
            <text:p>485</text:p>
          </table:table-cell>
          <table:table-cell office:value-type="float" office:value="619" calcext:value-type="float">
            <text:p>619</text:p>
          </table:table-cell>
          <table:table-cell table:formula="of:=AVERAGE([.B97:.E97])" office:value-type="float" office:value="517.75" calcext:value-type="float">
            <text:p>517.7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1" calcext:value-type="float">
            <text:p>481</text:p>
          </table:table-cell>
          <table:table-cell office:value-type="float" office:value="547" calcext:value-type="float">
            <text:p>547</text:p>
          </table:table-cell>
          <table:table-cell office:value-type="float" office:value="513" calcext:value-type="float">
            <text:p>513</text:p>
          </table:table-cell>
          <table:table-cell office:value-type="float" office:value="483" calcext:value-type="float">
            <text:p>483</text:p>
          </table:table-cell>
          <table:table-cell table:formula="of:=AVERAGE([.B98:.E98])"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3" calcext:value-type="float">
            <text:p>523</text:p>
          </table:table-cell>
          <table:table-cell office:value-type="float" office:value="586" calcext:value-type="float">
            <text:p>586</text:p>
          </table:table-cell>
          <table:table-cell office:value-type="float" office:value="437" calcext:value-type="float">
            <text:p>437</text:p>
          </table:table-cell>
          <table:table-cell office:value-type="float" office:value="476" calcext:value-type="float">
            <text:p>476</text:p>
          </table:table-cell>
          <table:table-cell table:formula="of:=AVERAGE([.B99:.E99])" office:value-type="float" office:value="505.5" calcext:value-type="float">
            <text:p>505.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9" calcext:value-type="float">
            <text:p>499</text:p>
          </table:table-cell>
          <table:table-cell office:value-type="float" office:value="533" calcext:value-type="float">
            <text:p>533</text:p>
          </table:table-cell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table:formula="of:=AVERAGE([.B100:.E100])" office:value-type="float" office:value="517.75" calcext:value-type="float">
            <text:p>517.75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544" calcext:value-type="float">
            <text:p>544</text:p>
          </table:table-cell>
          <table:table-cell table:formula="of:=AVERAGE([.B101:.E101])" office:value-type="float" office:value="524.75" calcext:value-type="float">
            <text:p>524.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9" calcext:value-type="float">
            <text:p>519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office:value-type="float" office:value="608" calcext:value-type="float">
            <text:p>608</text:p>
          </table:table-cell>
          <table:table-cell table:formula="of:=AVERAGE([.B102:.E102])" office:value-type="float" office:value="546.25" calcext:value-type="float">
            <text:p>546.2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4" calcext:value-type="float">
            <text:p>484</text:p>
          </table:table-cell>
          <table:table-cell office:value-type="float" office:value="447" calcext:value-type="float">
            <text:p>447</text:p>
          </table:table-cell>
          <table:table-cell office:value-type="float" office:value="546" calcext:value-type="float">
            <text:p>546</text:p>
          </table:table-cell>
          <table:table-cell office:value-type="float" office:value="444" calcext:value-type="float">
            <text:p>444</text:p>
          </table:table-cell>
          <table:table-cell table:formula="of:=AVERAGE([.B103:.E103])" office:value-type="float" office:value="480.25" calcext:value-type="float">
            <text:p>480.2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7" calcext:value-type="float">
            <text:p>497</text:p>
          </table:table-cell>
          <table:table-cell office:value-type="float" office:value="547" calcext:value-type="float">
            <text:p>547</text:p>
          </table:table-cell>
          <table:table-cell office:value-type="float" office:value="468" calcext:value-type="float">
            <text:p>468</text:p>
          </table:table-cell>
          <table:table-cell office:value-type="float" office:value="480" calcext:value-type="float">
            <text:p>480</text:p>
          </table:table-cell>
          <table:table-cell table:formula="of:=AVERAGE([.B104:.E104])"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5" calcext:value-type="float">
            <text:p>505</text:p>
          </table:table-cell>
          <table:table-cell office:value-type="float" office:value="623" calcext:value-type="float">
            <text:p>623</text:p>
          </table:table-cell>
          <table:table-cell office:value-type="float" office:value="513" calcext:value-type="float">
            <text:p>513</text:p>
          </table:table-cell>
          <table:table-cell office:value-type="float" office:value="447" calcext:value-type="float">
            <text:p>447</text:p>
          </table:table-cell>
          <table:table-cell table:formula="of:=AVERAGE([.B105:.E105])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476" calcext:value-type="float">
            <text:p>476</text:p>
          </table:table-cell>
          <table:table-cell table:formula="of:=AVERAGE([.B106:.E106])" office:value-type="float" office:value="507.5" calcext:value-type="float">
            <text:p>507.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586" calcext:value-type="float">
            <text:p>586</text:p>
          </table:table-cell>
          <table:table-cell office:value-type="float" office:value="526" calcext:value-type="float">
            <text:p>526</text:p>
          </table:table-cell>
          <table:table-cell office:value-type="float" office:value="464" calcext:value-type="float">
            <text:p>464</text:p>
          </table:table-cell>
          <table:table-cell table:formula="of:=AVERAGE([.B107:.E107])" office:value-type="float" office:value="529.5" calcext:value-type="float">
            <text:p>529.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53" calcext:value-type="float">
            <text:p>453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64" calcext:value-type="float">
            <text:p>464</text:p>
          </table:table-cell>
          <table:table-cell table:formula="of:=AVERAGE([.B108:.E108])" office:value-type="float" office:value="468.75" calcext:value-type="float">
            <text:p>468.7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" calcext:value-type="float">
            <text:p>475</text:p>
          </table:table-cell>
          <table:table-cell office:value-type="float" office:value="482" calcext:value-type="float">
            <text:p>482</text:p>
          </table:table-cell>
          <table:table-cell office:value-type="float" office:value="513" calcext:value-type="float">
            <text:p>513</text:p>
          </table:table-cell>
          <table:table-cell office:value-type="float" office:value="452" calcext:value-type="float">
            <text:p>452</text:p>
          </table:table-cell>
          <table:table-cell table:formula="of:=AVERAGE([.B109:.E109])" office:value-type="float" office:value="480.5" calcext:value-type="float">
            <text:p>480.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9" calcext:value-type="float">
            <text:p>509</text:p>
          </table:table-cell>
          <table:table-cell office:value-type="float" office:value="471" calcext:value-type="float">
            <text:p>471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table:formula="of:=AVERAGE([.B110:.E110])"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515" calcext:value-type="float">
            <text:p>515</text:p>
          </table:table-cell>
          <table:table-cell table:formula="of:=AVERAGE([.B111:.E111])" office:value-type="float" office:value="496.5" calcext:value-type="float">
            <text:p>496.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3" calcext:value-type="float">
            <text:p>503</text:p>
          </table:table-cell>
          <table:table-cell office:value-type="float" office:value="556" calcext:value-type="float">
            <text:p>556</text:p>
          </table:table-cell>
          <table:table-cell office:value-type="float" office:value="484" calcext:value-type="float">
            <text:p>484</text:p>
          </table:table-cell>
          <table:table-cell office:value-type="float" office:value="430" calcext:value-type="float">
            <text:p>430</text:p>
          </table:table-cell>
          <table:table-cell table:formula="of:=AVERAGE([.B112:.E112])" office:value-type="float" office:value="493.25" calcext:value-type="float">
            <text:p>493.2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97" calcext:value-type="float">
            <text:p>497</text:p>
          </table:table-cell>
          <table:table-cell table:formula="of:=AVERAGE([.B113:.E113])" office:value-type="float" office:value="489.5" calcext:value-type="float">
            <text:p>489.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table:formula="of:=AVERAGE([.B114:.E114])"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1" calcext:value-type="float">
            <text:p>521</text:p>
          </table:table-cell>
          <table:table-cell office:value-type="float" office:value="489" calcext:value-type="float">
            <text:p>489</text:p>
          </table:table-cell>
          <table:table-cell office:value-type="float" office:value="453" calcext:value-type="float">
            <text:p>453</text:p>
          </table:table-cell>
          <table:table-cell office:value-type="float" office:value="467" calcext:value-type="float">
            <text:p>467</text:p>
          </table:table-cell>
          <table:table-cell table:formula="of:=AVERAGE([.B115:.E115])" office:value-type="float" office:value="482.5" calcext:value-type="float">
            <text:p>482.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9" calcext:value-type="float">
            <text:p>469</text:p>
          </table:table-cell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  <table:table-cell office:value-type="float" office:value="442" calcext:value-type="float">
            <text:p>442</text:p>
          </table:table-cell>
          <table:table-cell table:formula="of:=AVERAGE([.B116:.E116])" office:value-type="float" office:value="491.75" calcext:value-type="float">
            <text:p>491.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  <table:table-cell office:value-type="float" office:value="489" calcext:value-type="float">
            <text:p>489</text:p>
          </table:table-cell>
          <table:table-cell office:value-type="float" office:value="449" calcext:value-type="float">
            <text:p>449</text:p>
          </table:table-cell>
          <table:table-cell office:value-type="float" office:value="386" calcext:value-type="float">
            <text:p>386</text:p>
          </table:table-cell>
          <table:table-cell table:formula="of:=AVERAGE([.B117:.E117])" office:value-type="float" office:value="448.25" calcext:value-type="float">
            <text:p>448.2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9" calcext:value-type="float">
            <text:p>509</text:p>
          </table:table-cell>
          <table:table-cell office:value-type="float" office:value="568" calcext:value-type="float">
            <text:p>568</text:p>
          </table:table-cell>
          <table:table-cell office:value-type="float" office:value="478" calcext:value-type="float">
            <text:p>478</text:p>
          </table:table-cell>
          <table:table-cell office:value-type="float" office:value="430" calcext:value-type="float">
            <text:p>430</text:p>
          </table:table-cell>
          <table:table-cell table:formula="of:=AVERAGE([.B118:.E118])" office:value-type="float" office:value="496.25" calcext:value-type="float">
            <text:p>496.2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7" calcext:value-type="float">
            <text:p>497</text:p>
          </table:table-cell>
          <table:table-cell table:formula="of:=AVERAGE([.B119:.E119])" office:value-type="float" office:value="485.75" calcext:value-type="float">
            <text:p>485.7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67" calcext:value-type="float">
            <text:p>467</text:p>
          </table:table-cell>
          <table:table-cell office:value-type="float" office:value="426" calcext:value-type="float">
            <text:p>426</text:p>
          </table:table-cell>
          <table:table-cell table:formula="of:=AVERAGE([.B120:.E120])" office:value-type="float" office:value="450.5" calcext:value-type="float">
            <text:p>450.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2" calcext:value-type="float">
            <text:p>492</text:p>
          </table:table-cell>
          <table:table-cell office:value-type="float" office:value="452" calcext:value-type="float">
            <text:p>452</text:p>
          </table:table-cell>
          <table:table-cell office:value-type="float" office:value="469" calcext:value-type="float">
            <text:p>469</text:p>
          </table:table-cell>
          <table:table-cell office:value-type="float" office:value="438" calcext:value-type="float">
            <text:p>438</text:p>
          </table:table-cell>
          <table:table-cell table:formula="of:=AVERAGE([.B121:.E121])" office:value-type="float" office:value="462.75" calcext:value-type="float">
            <text:p>462.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6" calcext:value-type="float">
            <text:p>426</text:p>
          </table:table-cell>
          <table:table-cell office:value-type="float" office:value="423" calcext:value-type="float">
            <text:p>423</text:p>
          </table:table-cell>
          <table:table-cell office:value-type="float" office:value="432" calcext:value-type="float">
            <text:p>432</text:p>
          </table:table-cell>
          <table:table-cell office:value-type="float" office:value="378" calcext:value-type="float">
            <text:p>378</text:p>
          </table:table-cell>
          <table:table-cell table:formula="of:=AVERAGE([.B122:.E122])" office:value-type="float" office:value="414.75" calcext:value-type="float">
            <text:p>414.7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office:value-type="float" office:value="434" calcext:value-type="float">
            <text:p>434</text:p>
          </table:table-cell>
          <table:table-cell office:value-type="float" office:value="460" calcext:value-type="float">
            <text:p>460</text:p>
          </table:table-cell>
          <table:table-cell table:formula="of:=AVERAGE([.B123:.E123])" office:value-type="float" office:value="462.5" calcext:value-type="float">
            <text:p>462.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6" calcext:value-type="float">
            <text:p>476</text:p>
          </table:table-cell>
          <table:table-cell office:value-type="float" office:value="423" calcext:value-type="float">
            <text:p>423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table:formula="of:=AVERAGE([.B124:.E124])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419" calcext:value-type="float">
            <text:p>419</text:p>
          </table:table-cell>
          <table:table-cell office:value-type="float" office:value="489" calcext:value-type="float">
            <text:p>489</text:p>
          </table:table-cell>
          <table:table-cell table:formula="of:=AVERAGE([.B125:.E125])"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5" calcext:value-type="float">
            <text:p>465</text:p>
          </table:table-cell>
          <table:table-cell office:value-type="float" office:value="438" calcext:value-type="float">
            <text:p>438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formula="of:=AVERAGE([.B126:.E126])" office:value-type="float" office:value="441.25" calcext:value-type="float">
            <text:p>441.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4" calcext:value-type="float">
            <text:p>474</text:p>
          </table:table-cell>
          <table:table-cell office:value-type="float" office:value="438" calcext:value-type="float">
            <text:p>438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formula="of:=AVERAGE([.B127:.E127])" office:value-type="float" office:value="440.75" calcext:value-type="float">
            <text:p>440.7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2" calcext:value-type="float">
            <text:p>442</text:p>
          </table:table-cell>
          <table:table-cell office:value-type="float" office:value="512" calcext:value-type="float">
            <text:p>512</text:p>
          </table:table-cell>
          <table:table-cell office:value-type="float" office:value="451" calcext:value-type="float">
            <text:p>451</text:p>
          </table:table-cell>
          <table:table-cell office:value-type="float" office:value="389" calcext:value-type="float">
            <text:p>389</text:p>
          </table:table-cell>
          <table:table-cell table:formula="of:=AVERAGE([.B128:.E128])" office:value-type="float" office:value="448.5" calcext:value-type="float">
            <text:p>448.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float" office:value="423" calcext:value-type="float">
            <text:p>423</text:p>
          </table:table-cell>
          <table:table-cell table:formula="of:=AVERAGE([.B129:.E129])" office:value-type="float" office:value="457" calcext:value-type="float">
            <text:p>457</text:p>
          </table:table-cell>
          <table:table-cell table:number-columns-repeated="2"/>
        </table:table-row>
        <table:table-row table:style-name="ro1" table:number-rows-repeated="10484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35:21.528125124</meta:creation-date>
    <dc:date>2016-06-10T20:35:36.310613538</dc:date>
    <meta:editing-duration>PT3H50M44S</meta:editing-duration>
    <meta:editing-cycles>55</meta:editing-cycles>
    <meta:generator>LibreOffice/4.2.8.2$Linux_X86_64 LibreOffice_project/420m0$Build-2</meta:generator>
    <meta:document-statistic meta:table-count="2" meta:cell-count="15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79cm" svg:height="9cm" xlink:href=".." xlink:type="simple" chart:class="chart:line" chart:style-name="ch1">
        <chart:title svg:x="6.024cm" svg:y="0.316cm" chart:style-name="ch2">
          <text:p>Random Conflicting Transactions - 64 Places - Killing 16 places (~Iterations 30 ..5.. 105)</text:p>
        </chart:title>
        <chart:legend chart:legend-position="end" svg:x="24.366cm" svg:y="4.002cm" style:legend-expansion="high" chart:style-name="ch3"/>
        <chart:plot-area chart:style-name="ch4" table:cell-range-address="p64Conflict.D2:p64Conflict.D2 p64Conflict.A2:p64Conflict.A129 p64Conflict.F1:p64Conflict.F129" chart:data-source-has-labels="both" svg:x="1.604cm" svg:y="1.301cm" svg:width="22.169cm" svg:height="6.538cm">
          <chartooo:coordinate-region svg:x="2.596cm" svg:y="1.5cm" svg:width="21.177cm" svg:height="5.415cm"/>
          <chart:axis chart:dimension="x" chart:name="primary-x" chart:style-name="ch5" chartooo:axis-type="auto">
            <chartooo:date-scale/>
            <chart:title svg:x="11.453cm" svg:y="8.019cm" chart:style-name="ch6">
              <text:p>Iteration number</text:p>
            </chart:title>
            <chart:categories table:cell-range-address="p64Conflict.A2:p64Conflict.A129"/>
          </chart:axis>
          <chart:axis chart:dimension="y" chart:name="primary-y" chart:style-name="ch5">
            <chart:title svg:x="0.451cm" svg:y="5.91cm" chart:style-name="ch7">
              <text:p>Iteration time (ms)</text:p>
            </chart:title>
            <chart:grid chart:style-name="ch8" chart:class="major"/>
          </chart:axis>
          <chart:series chart:style-name="ch9" chart:values-cell-range-address="p64Conflict.F2:p64Conflict.F129" chart:label-cell-address="p64Conflict.F1:p64Conflict.F1" chart:class="chart:line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
 (Conflicting Transactions)</text:p>
                <draw:g>
                  <svg:desc>p64Conflict.F1:p64Conflic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64Conflict.A2:p64Conflict.A129</svg:desc>
                </draw:g>
              </table:table-cell>
              <table:table-cell office:value-type="float" office:value="2144.75">
                <text:p>2144.75</text:p>
                <draw:g>
                  <svg:desc>p64Conflict.F2:p64Conflict.F1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52.75">
                <text:p>1652.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41.75">
                <text:p>1841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30.75">
                <text:p>1530.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01.5">
                <text:p>1401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08.5">
                <text:p>1608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74.75">
                <text:p>197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28.5">
                <text:p>1828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70.25">
                <text:p>1870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6.5">
                <text:p>1456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72.75">
                <text:p>1572.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27.75">
                <text:p>1227.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28.25">
                <text:p>1528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90.25">
                <text:p>1390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4.5">
                <text:p>1564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74.75">
                <text:p>1374.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25.75">
                <text:p>1225.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99.25">
                <text:p>1199.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00.75">
                <text:p>1200.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22.25">
                <text:p>1122.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30.5">
                <text:p>1230.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91.75">
                <text:p>1191.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85.75">
                <text:p>1185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14.5">
                <text:p>1114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51.75">
                <text:p>1151.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11.25">
                <text:p>911.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81.25">
                <text:p>1081.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10.25">
                <text:p>910.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1.75">
                <text:p>1061.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55.25">
                <text:p>1055.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53.75">
                <text:p>1053.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46.25">
                <text:p>1046.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56.5">
                <text:p>1056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10.5">
                <text:p>910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97.75">
                <text:p>997.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24.75">
                <text:p>924.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33.75">
                <text:p>833.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67.25">
                <text:p>767.2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28.25">
                <text:p>828.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86.5">
                <text:p>886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76.75">
                <text:p>776.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64.5">
                <text:p>86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3.25">
                <text:p>823.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804.25">
                <text:p>804.2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67.5">
                <text:p>967.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46.25">
                <text:p>646.2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01.75">
                <text:p>701.7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25.25">
                <text:p>725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10.5">
                <text:p>710.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57.25">
                <text:p>657.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92.5">
                <text:p>692.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9.25">
                <text:p>679.2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87.25">
                <text:p>587.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5.75">
                <text:p>625.7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00.25">
                <text:p>600.2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06.75">
                <text:p>606.7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46.25">
                <text:p>546.2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24.5">
                <text:p>62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27.75">
                <text:p>527.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26.25">
                <text:p>626.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65.25">
                <text:p>565.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91.75">
                <text:p>591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4.75">
                <text:p>524.7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46.25">
                <text:p>546.2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80.25">
                <text:p>480.2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93.25">
                <text:p>493.2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91.75">
                <text:p>491.7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48.25">
                <text:p>448.2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96.25">
                <text:p>496.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85.75">
                <text:p>485.7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50.5">
                <text:p>45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2.75">
                <text:p>462.7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62.5">
                <text:p>462.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40.75">
                <text:p>440.7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041cm" svg:height="9cm" xlink:href=".." xlink:type="simple" chart:class="chart:scatter" chart:style-name="ch1">
        <chart:title svg:x="8.782cm" svg:y="0.316cm" chart:style-name="ch2">
          <text:p>No conflicts - 64 Places - Killing 16 places (~Iterations 30 ..5.. 105)</text:p>
        </chart:title>
        <chart:legend chart:legend-position="end" svg:x="25.517cm" svg:y="4.201cm" style:legend-expansion="high" chart:style-name="ch3"/>
        <chart:plot-area chart:style-name="ch4" table:cell-range-address="p64NoConflict.A1:p64NoConflict.A129 p64NoConflict.F1:p64NoConflict.F129" chart:data-source-has-labels="both" svg:x="1.631cm" svg:y="1.301cm" svg:width="23.266cm" svg:height="6.538cm">
          <chartooo:coordinate-region svg:x="2.438cm" svg:y="1.5cm" svg:width="22.179cm" svg:height="5.692cm"/>
          <chart:axis chart:dimension="x" chart:name="primary-x" chart:style-name="ch5" chartooo:axis-type="auto">
            <chart:title svg:x="12.029cm" svg:y="8.019cm" chart:style-name="ch6">
              <text:p>Iteration number</text:p>
            </chart:title>
            <chart:categories table:cell-range-address="p64NoConflict.A2:p64NoConflict.A129"/>
          </chart:axis>
          <chart:axis chart:dimension="y" chart:name="primary-y" chart:style-name="ch5">
            <chart:title svg:x="0.451cm" svg:y="5.91cm" chart:style-name="ch7">
              <text:p>Iteration time (ms)</text:p>
            </chart:title>
            <chart:grid chart:style-name="ch8" chart:class="major"/>
          </chart:axis>
          <chart:series chart:style-name="ch9" chart:values-cell-range-address="p64NoConflict.F2:p64NoConflict.F129" chart:label-cell-address="p64NoConflict.F1:p64NoConflict.F1" chart:class="chart:scatter">
            <chart:domain table:cell-range-address="p64NoConflict.A2:p64NoConflict.A129"/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Time (No Conflicts)</text:p>
                <draw:g>
                  <svg:desc>p64NoConflict.F1:p64NoConflic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64NoConflict.A2:p64NoConflict.A129</svg:desc>
                </draw:g>
              </table:table-cell>
              <table:table-cell office:value-type="float" office:value="402">
                <text:p>402</text:p>
                <draw:g>
                  <svg:desc>p64NoConflict.F2:p64NoConflict.F1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99.25">
                <text:p>399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7.75">
                <text:p>397.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8.75">
                <text:p>398.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01.75">
                <text:p>401.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11.25">
                <text:p>411.2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02.75">
                <text:p>402.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21.25">
                <text:p>421.2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2.5">
                <text:p>402.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7.75">
                <text:p>407.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10.75">
                <text:p>410.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08.25">
                <text:p>408.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09.25">
                <text:p>409.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06.75">
                <text:p>406.7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14.25">
                <text:p>414.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5.75">
                <text:p>405.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04.75">
                <text:p>404.7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02.25">
                <text:p>402.2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04.25">
                <text:p>404.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01.75">
                <text:p>401.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09.75">
                <text:p>409.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07.75">
                <text:p>407.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03.75">
                <text:p>403.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97.25">
                <text:p>397.2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97.25">
                <text:p>397.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97.75">
                <text:p>397.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